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2.04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27cm" svg:x="6.461cm" svg:y="2.397cm">
          <text:p text:style-name="P1"><text:span text:style-name="T1">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6.461cm" svg:y="4.556cm">
          <text:p text:style-name="P1"><text:span text:style-name="T1">yiel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001cm" svg:y1="3.667cm" svg:x2="9.001cm" svg:y2="4.556cm">
          <text:p/>
        </draw:line>
        <draw:line draw:style-name="gr2" draw:text-style-name="P2" draw:layer="layout" svg:x1="9.001cm" svg:y1="5.826cm" svg:x2="9.001cm" svg:y2="6.715cm">
          <text:p/>
        </draw:line>
        <draw:custom-shape draw:style-name="gr1" draw:text-style-name="P1" draw:layer="layout" svg:width="5.08cm" svg:height="1.27cm" svg:x="6.461cm" svg:y="9.509cm">
          <text:p text:style-name="P1"><text:span text:style-name="T1">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6.461cm" svg:y="11.668cm">
          <text:p text:style-name="P1"><text:span text:style-name="T1">in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001cm" svg:y1="10.779cm" svg:x2="9.001cm" svg:y2="11.668cm">
          <text:p/>
        </draw:line>
        <draw:line draw:style-name="gr2" draw:text-style-name="P2" draw:layer="layout" svg:x1="9.001cm" svg:y1="12.938cm" svg:x2="9.001cm" svg:y2="13.827cm">
          <text:p/>
        </draw:line>
        <draw:custom-shape draw:style-name="gr3" draw:text-style-name="P3" draw:layer="layout" svg:width="5.08cm" svg:height="2.286cm" svg:x="6.461cm" svg:y="6.715cm">
          <text:p text:style-name="P3"><text:span text:style-name="T2">Check</text:span></text:p>
          <text:p text:style-name="P3"><text:span text:style-name="T2">pre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Gehrig</meta:initial-creator>
    <meta:creation-date>2016-10-08T15:35:20.050614508</meta:creation-date>
    <dc:date>2016-10-08T15:39:25.545144217</dc:date>
    <dc:creator>Marcel Gehrig</dc:creator>
    <meta:editing-duration>PT4M5S</meta:editing-duration>
    <meta:editing-cycles>2</meta:editing-cycles>
    <meta:generator>LibreOffice/5.0.3.2$Linux_X86_64 LibreOffice_project/00m0$Build-2</meta:generator>
    <meta:document-statistic meta:object-count="9"/>
  </office:meta>
</office:document-meta>
</file>